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99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ntCol</text:p>
          </table:table-cell>
          <table:table-cell office:value-type="string" calcext:value-type="string">
            <text:p>FloatCol</text:p>
          </table:table-cell>
          <table:table-cell office:value-type="string" calcext:value-type="string">
            <text:p>BoolCol</text:p>
          </table:table-cell>
          <table:table-cell office:value-type="string" calcext:value-type="string">
            <text:p>StrCol</text:p>
          </table:table-cell>
          <table:table-cell office:value-type="string" calcext:value-type="string">
            <text:p>Str2Col</text:p>
          </table:table-cell>
          <table:table-cell office:value-type="string" calcext:value-type="string">
            <text:p>DateCol</text:p>
          </table:table-cell>
          <table:table-cell office:value-type="string" calcext:value-type="string">
            <text:p>BoolColWithBlank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date" office:date-value="2013-10-30" calcext:value-type="date">
            <text:p>10/30/201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13-10-31" calcext:value-type="date">
            <text:p>10/31/201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" calcext:value-type="float">
            <text:p>1.83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date" office:date-value="1905-01-01" calcext:value-type="date">
            <text:p>1/1/190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</text:p>
          </table:table-cell>
          <table:table-cell office:value-type="date" office:date-value="2013-12-14" calcext:value-type="date">
            <text:p>12/14/2013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05" calcext:value-type="float">
            <text:p>5E-1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</text:p>
          </table:table-cell>
          <table:table-cell office:value-type="date" office:date-value="2015-03-14" calcext:value-type="date">
            <text:p>3/14/201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eff</meta:initial-creator>
    <meta:creation-date>2013-10-30T23:25:35Z</meta:creation-date>
    <dc:date>2022-04-11T13:03:02.311326240</dc:date>
    <meta:editing-duration>PT46S</meta:editing-duration>
    <meta:editing-cycles>1</meta:editing-cycles>
    <meta:document-statistic meta:table-count="1" meta:cell-count="41" meta:object-count="0"/>
  </office:meta>
</office:document-meta>
</file>